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pple-system" svg:font-family="apple-system, BlinkMacSystemFont, 'Segoe UI', Roboto, 'Helvetica Neue',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200%"/>
      <style:text-properties style:font-name="Liberation Serif" fo:font-size="14pt" officeooo:rsid="000a1533" officeooo:paragraph-rsid="000a1533" style:font-size-asian="14pt" style:font-size-complex="14pt"/>
    </style:style>
    <style:style style:name="P2" style:family="paragraph" style:parent-style-name="Standard">
      <style:paragraph-properties fo:line-height="200%"/>
      <style:text-properties fo:font-size="14pt" officeooo:rsid="000a1533" officeooo:paragraph-rsid="000a1533" style:font-size-asian="14pt" style:font-size-complex="14pt"/>
    </style:style>
    <style:style style:name="P3" style:family="paragraph" style:parent-style-name="Standard">
      <style:paragraph-properties fo:line-height="200%"/>
      <style:text-properties fo:font-size="14pt" officeooo:rsid="000ae801" officeooo:paragraph-rsid="000ae801" style:font-size-asian="14pt" style:font-size-complex="14pt"/>
    </style:style>
    <style:style style:name="P4" style:family="paragraph" style:parent-style-name="Standard">
      <style:paragraph-properties fo:line-height="200%"/>
      <style:text-properties fo:font-size="14pt" officeooo:rsid="000d9c9b" officeooo:paragraph-rsid="000d9c9b" style:font-size-asian="14pt" style:font-size-complex="14pt"/>
    </style:style>
    <style:style style:name="P5" style:family="paragraph" style:parent-style-name="Standard">
      <style:paragraph-properties fo:line-height="200%"/>
      <style:text-properties fo:font-size="14pt" officeooo:paragraph-rsid="000a1533" style:font-size-asian="14pt" style:font-size-complex="14pt"/>
    </style:style>
    <style:style style:name="P6" style:family="paragraph" style:parent-style-name="Standard">
      <style:paragraph-properties fo:line-height="200%"/>
      <style:text-properties fo:font-size="14pt" officeooo:rsid="001115d6" officeooo:paragraph-rsid="001115d6" style:font-size-asian="14pt" style:font-size-complex="14pt"/>
    </style:style>
    <style:style style:name="T1" style:family="text">
      <style:text-properties officeooo:rsid="000a1533"/>
    </style:style>
    <style:style style:name="T2" style:family="text">
      <style:text-properties fo:font-variant="normal" fo:text-transform="none" fo:color="#212529" style:font-name="apple-system" fo:letter-spacing="normal" fo:font-style="normal" fo:font-weight="normal" officeooo:rsid="000a1533"/>
    </style:style>
    <style:style style:name="T3" style:family="text">
      <style:text-properties fo:font-variant="normal" fo:text-transform="none" fo:color="#212529" style:font-name="Liberation Serif" fo:letter-spacing="normal" fo:font-style="normal" fo:font-weight="normal"/>
    </style:style>
    <style:style style:name="T4" style:family="text">
      <style:text-properties fo:font-variant="normal" fo:text-transform="none" fo:color="#212529" fo:letter-spacing="normal" fo:font-style="normal" fo:font-weight="normal"/>
    </style:style>
    <style:style style:name="T5" style:family="text">
      <style:text-properties style:font-name="Liberation Serif" officeooo:rsid="000a1533"/>
    </style:style>
    <style:style style:name="T6" style:family="text">
      <style:text-properties officeooo:rsid="000aa581"/>
    </style:style>
    <style:style style:name="T7" style:family="text">
      <style:text-properties officeooo:rsid="000bb70b"/>
    </style:style>
    <style:style style:name="T8" style:family="text">
      <style:text-properties officeooo:rsid="000f582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6">1. </text:span>Submit a short synopsis of your thoughts on the Last Lecture. Answer the following questions - what affected you the most? Did you identify with any of his messages? 1/2 page to 1 page.</text:p>
      <text:p text:style-name="P2"/>
      <text:p text:style-name="P3"><text:tab/>Randy Pausch begins by discussing his childhood dreams where some he accomplished later in life and some he didn’t and he mentioned that he learned more from the uncompleted dreams than the completed ones sometimes <text:s/>because the journey is a lesson of its own not just the end goal. <text:span text:style-name="T7">He also mentions in football if someone stops correcting you that means they have given up teaching you not that you got better. That is a statement that was told to me often in my life that criticism is good because it can help you become better and there is always more room for improvement.</text:span></text:p>
      <text:p text:style-name="P3"/>
      <text:p text:style-name="P4"><text:tab/>Randy also got into imagineering for Disney which was another dream that he succeeded in and did amazing work with models and Aladdin VR. He became a professor to enable other peoples’ childhood dreams. One of his classes <text:span text:style-name="T8">called building virtual worlds</text:span> impressed him with their work so much that he didn’t know how to respond but ultimately went back to class and told them he knew they could do better to push them further. Students friends and family started coming to class to see all of the results of the projects. <text:span text:style-name="T8">He mentions that even when things go wrong keep pushing and do not give up on your goals. </text:span></text:p>
      <text:p text:style-name="P6"><text:soft-page-break/><text:tab/>The Alice program is also discussed as a project of Randy’s and I was surprised because I have used Alice before for a little bit and it was interesting to hear him taking about it as a project that was not finished. He mentions how important is is to be able to work on a team with others and help the people around you when possible. Also it is important to have people help you. As well as everyone has a good side if you give them enough time. One of the most import messages I got from the Last Lecture was to keep pushing and not to give up. </text:p>
      <text:p text:style-name="P4"/>
      <text:p text:style-name="P2"/>
      <text:p text:style-name="P5"><text:span text:style-name="T1">2</text:span><text:span text:style-name="T5">.</text:span><text:span text:style-name="T3">Submit a short synopsis of your thoughts on Mindset. Answer the following questions - what was your result from the Mindset quiz. Do you have a different perspective on Mindset now? Do you think it will affect your outlook moving forward?</text:span></text:p>
      <text:p text:style-name="P5"><text:span text:style-name="T2"/></text:p>
      <text:p text:style-name="P1"><text:span text:style-name="T4">I got a 45 on the mindset quiz which said that mean I had a strong growth mindset but was at the bottom end of that section probably because I seldom answered strongly agree or dissagree. My opinion on mindset hasn’t changed. I believe anyone can change their mindset but it can be much harder for some people than others. I do not think this will affect my outlook.</text:span></text:p>
      <text:p text:style-name="P2"/>
      <text:p text:style-name="P2">3.Submit your learning style document. Was it what you expected? What do you think you will do in this class to optimize your learning? What can I do to help you?</text:p>
      <text:p text:style-name="P2"><text:soft-page-break/></text:p>
      <text:p text:style-name="P2"><text:s/>My learning style results were about what I expected. However, I found the questions a bit too curated to one type or another where in some cases I felt I related to more than one or related to none of them. I do not feel like I need help. To optimize my learning I need to write down inportant things and keep a schedule to remember what to 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pple-system" svg:font-family="apple-system, BlinkMacSystemFont, 'Segoe UI', Roboto, 'Helvetica Neue',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31T20:08:13.491700771</meta:creation-date>
    <dc:date>2020-08-31T21:11:12.300980720</dc:date>
    <meta:editing-duration>PT11M27S</meta:editing-duration>
    <meta:editing-cycles>2</meta:editing-cycles>
    <meta:generator>LibreOffice/6.0.7.3$Linux_X86_64 LibreOffice_project/00m0$Build-3</meta:generator>
    <meta:document-statistic meta:table-count="0" meta:image-count="0" meta:object-count="0" meta:page-count="3" meta:paragraph-count="8" meta:word-count="569" meta:character-count="3037" meta:non-whitespace-character-count="2469"/>
  </office:meta>
</office:document-meta>
</file>